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d1176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d1176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dbf68" officeooo:paragraph-rsid="001dbf68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dbf68" officeooo:paragraph-rsid="0020e1dc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20e1dc" officeooo:paragraph-rsid="0020e1d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officeooo:rsid="001dbf68" officeooo:paragraph-rsid="001dbf68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dbf68" officeooo:paragraph-rsid="001dbf68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rsid="001f1c2b" officeooo:paragraph-rsid="001f1c2b" style:font-size-asian="10.5pt" style:font-size-complex="10.5pt"/>
    </style:style>
    <style:style style:name="P9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dbf68" officeooo:paragraph-rsid="001dbf6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dbf68" officeooo:paragraph-rsid="0020e1dc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0e1dc" officeooo:paragraph-rsid="0020e1dc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5a99d" officeooo:paragraph-rsid="0025a99d" style:font-size-asian="14pt" style:font-size-complex="14pt"/>
    </style:style>
    <style:style style:name="P14" style:family="paragraph" style:parent-style-name="Standard" style:list-style-name="WWNum2">
      <style:text-properties fo:font-size="14pt" style:font-size-asian="12.25pt" style:font-size-complex="14pt"/>
    </style:style>
    <style:style style:name="P15" style:family="paragraph" style:parent-style-name="Standard" style:list-style-name="WWNum2">
      <style:text-properties officeooo:rsid="0022d0ec" officeooo:paragraph-rsid="0022d0ec"/>
    </style:style>
    <style:style style:name="P16" style:family="paragraph" style:parent-style-name="Standard" style:list-style-name="WWNum2">
      <style:paragraph-properties fo:text-align="justify" style:justify-single-word="false"/>
      <style:text-properties fo:font-size="10.5pt" officeooo:rsid="001f1c2b" officeooo:paragraph-rsid="001f1c2b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fo:font-size="10.5pt" officeooo:rsid="0025a99d" officeooo:paragraph-rsid="0025a99d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fo:font-size="10.5pt" officeooo:rsid="0025a99d" officeooo:paragraph-rsid="0027be78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fo:font-size="10.5pt" officeooo:rsid="00260e6b" officeooo:paragraph-rsid="00260e6b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fo:font-size="10.5pt" officeooo:rsid="0027be78" officeooo:paragraph-rsid="0027be78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fo:font-size="10.5pt" officeooo:rsid="0027e0d6" officeooo:paragraph-rsid="0027e0d6" style:font-size-asian="10.5pt" style:font-size-complex="10.5pt"/>
    </style:style>
    <style:style style:name="P22" style:family="paragraph" style:parent-style-name="Standard" style:list-style-name="WWNum2">
      <style:text-properties fo:font-size="12pt" style:font-size-asian="12pt" style:font-size-complex="12pt"/>
    </style:style>
    <style:style style:name="P23" style:family="paragraph" style:parent-style-name="Standard" style:list-style-name="WWNum2">
      <style:text-properties fo:font-size="12pt" officeooo:rsid="0022d0ec" officeooo:paragraph-rsid="0022d0ec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13b203" style:font-size-asian="22pt" style:font-size-complex="22pt"/>
    </style:style>
    <style:style style:name="T5" style:family="text">
      <style:text-properties officeooo:rsid="0026d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"/><text:tab/><text:tab/><text:tab/><text:tab/><text:tab/></text:span><text:span text:style-name="T3">G</text:span><text:span text:style-name="T4">customer</text:span><text:span text:style-name="T3">系统设计文档</text:span></text:p>
      <text:p text:style-name="P3"><text:tab/><text:tab/><text:tab/><text:tab/><text:tab/><text:tab/><text:tab/><text:tab/><text:tab/></text:p>
      <text:p text:style-name="P6"><text:span text:style-name="T1"><text:tab/><text:tab/><text:tab/><text:tab/><text:tab/><text:tab/><text:tab/><text:tab/><text:tab/></text:span><text:span text:style-name="T2">北京至察数据科技有限公司</text:span></text:p>
      <text:p text:style-name="P7"><text:tab/><text:tab/><text:tab/><text:tab/><text:tab/><text:tab/><text:tab/><text:tab/><text:tab/><text:tab/>2015年08月026日</text:p>
      <text:p text:style-name="P3">1.基本介绍</text:p>
      <text:p text:style-name="P3"/>
      <text:p text:style-name="P7"><text:tab/>本文档的目的为说明Gcustomer系统，app后台接口，WEB服务的实现原理与主要接口。</text:p>
      <text:p text:style-name="P7"/>
      <text:p text:style-name="P3">2.总体设计</text:p>
      <text:p text:style-name="P3"/>
      <text:list xml:id="list8399146753194190262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2.1 运行环境</text:p>
                        </text:list-item>
                        <text:list-item>
                          <text:p text:style-name="P1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本系统使用Django, jQuery,HTML5及Python语言开发而成；后端数据库为PostgreSQL。</text:p>
      <text:p text:style-name="P8">本系统服务器端在Ubuntu 12.0.4上测试通过；本系统浏览器客户端在Chrome 31.0上测试通过。</text:p>
      <text:p text:style-name="P8"/>
      <text:list xml:id="list18583817151318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2.2 程序基本结构</text:p>
                        </text:list-item>
                        <text:list-item>
                          <text:p text:style-name="P15"/>
                        </text:list-item>
                        <text:list-item>
                          <text:p text:style-name="P16">程序目录基本结构如下：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8583829872586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2.3数据对象与存储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gcustomer后台的表结构存储在gflux/gcustomer/models.py文件中</text:p>
      <text:list xml:id="list185837148902964" text:continue-numbering="true" text:style-name="WWNum2">
        <text:list-item>
          <text:p text:style-name="P16">驾车宝的表结构存储在gflux/gcustomer/app/jiachebao/models.py文件中</text:p>
        </text:list-item>
      </text:list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9">类名</text:p>
          </table:table-cell>
          <table:table-cell table:style-name="表格1.A1" office:value-type="string">
            <text:p text:style-name="P9">表名</text:p>
          </table:table-cell>
          <table:table-cell table:style-name="表格1.C1" office:value-type="string">
            <text:p text:style-name="P9">描述</text:p>
          </table:table-cell>
        </table:table-row>
        <table:table-row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C2" office:value-type="string">
            <text:p text:style-name="P9"/>
          </table:table-cell>
        </table:table-row>
        <table:table-row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C2" office:value-type="string">
            <text:p text:style-name="P9"/>
          </table:table-cell>
        </table:table-row>
        <table:table-row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C2" office:value-type="string">
            <text:p text:style-name="P9"/>
          </table:table-cell>
        </table:table-row>
      </table:table>
      <text:p text:style-name="P8"/>
      <text:p text:style-name="P4">3.模块介绍</text:p>
      <text:p text:style-name="P4"/>
      <text:p text:style-name="P5">3.1 gcustomer web 端</text:p>
      <text:p text:style-name="P5"/>
      <text:p text:style-name="P17">1.用户管理</text:p>
      <text:p text:style-name="P19">1.1 gcustomer超级用户</text:p>
      <text:p text:style-name="P19"><text:tab/>可以批准公司的管理员账户，设置驾车宝用户是否为测试用户，管理系统用户。</text:p>
      <text:p text:style-name="P19"/>
      <text:p text:style-name="P19">1.2 <text:span text:style-name="T5">gcustomer 公司用户</text:span></text:p>
      <text:p text:style-name="P19"><text:tab/>公司用户分为管理员用户和普通用户。管理员拥有用户管理模块，可以批准待审核的用户，管理公司旗下的油站用户。</text:p>
      <text:p text:style-name="P19"><text:tab/>用户管理模块对公司普通用户不可见。</text:p>
      <text:p text:style-name="P19"/>
      <text:p text:style-name="P19"/>
      <text:p text:style-name="P17">2.客户管理</text:p>
      <text:p text:style-name="P17"><text:tab/>公司用户利用客户管理模块管理与其关联的驾车宝用户。</text:p>
      <text:p text:style-name="P20">2.1 目标客户群</text:p>
      <text:p text:style-name="P17"><text:tab/>通过创建客户群，聚合具有特动基本属性、行为特征、用户画像的驾车宝用户，从宏观角度把我用户特征。</text:p>
      <text:p text:style-name="P20">2.2 加油卡画像</text:p>
      <text:p text:style-name="P17"><text:tab/>通过加油卡画像模块，精准把握用户的喜好。</text:p>
      <text:p text:style-name="P17"><text:soft-page-break/></text:p>
      <text:p text:style-name="P17"/>
      <text:p text:style-name="P17">3.油站管理</text:p>
      <text:p text:style-name="P18"><text:tab/>公司用户利用油站管理模块管理其油站。</text:p>
      <text:p text:style-name="P20">3.1 油站画像</text:p>
      <text:p text:style-name="P20"><text:tab/>查看油站基本信息，重要客户信息，油品销售信息，非油品销售信息。</text:p>
      <text:p text:style-name="P20"/>
      <text:p text:style-name="P20">3.2 油站群管理</text:p>
      <text:p text:style-name="P20"><text:tab/>按照油站运营状况划分油站群组，更好的管理油站。</text:p>
      <text:p text:style-name="P17"/>
      <text:p text:style-name="P17"/>
      <text:p text:style-name="P17">4.商品管理</text:p>
      <text:p text:style-name="P17"><text:tab/>管理公司的便利店商品和第三方商家服务。</text:p>
      <text:p text:style-name="P20">4.1 添加商品</text:p>
      <text:p text:style-name="P20"><text:tab/>批量导入商品数据，手动添加商品。</text:p>
      <text:p text:style-name="P20"><text:tab/>创建车后服务</text:p>
      <text:p text:style-name="P20"/>
      <text:p text:style-name="P20"><text:tab/></text:p>
      <text:p text:style-name="P17">5.广告管理</text:p>
      <text:p text:style-name="P17"><text:tab/>管理公司的广告，统计广告效果，设置广告的播放。</text:p>
      <text:p text:style-name="P20">5.1 移动广告</text:p>
      <text:p text:style-name="P20"><text:tab/>通过在web创建广告，以app为播放媒体。</text:p>
      <text:p text:style-name="P20"/>
      <text:p text:style-name="P20">5.2 广告效果</text:p>
      <text:p text:style-name="P20"><text:tab/>统计广告的点击量和人群分布</text:p>
      <text:p text:style-name="P20"/>
      <text:p text:style-name="P21">5.3 投放设置</text:p>
      <text:p text:style-name="P21"><text:tab/>控制广告的播放</text:p>
      <text:p text:style-name="P21"><text:tab/></text:p>
      <text:p text:style-name="P17">6.营销活动</text:p>
      <text:p text:style-name="P17"><text:tab/>创建营销活动，精准推送优惠。</text:p>
      <text:p text:style-name="P17"/>
      <text:p text:style-name="P17">7.积分管理</text:p>
      <text:p text:style-name="P17">8.订单管理</text:p>
      <text:p text:style-name="P17">9.系统设置</text:p>
      <text:p text:style-name="P13"/>
      <text:p text:style-name="P13"/>
      <text:p text:style-name="P5">3.2 app 端</text:p>
      <text:p text:style-name="P5"/>
      <text:p text:style-name="P17">1.驾车宝app</text:p>
      <text:p text:style-name="P17">2.收银员app</text:p>
      <text:p text:style-name="P13"/>
      <text:p text:style-name="P5">3.3 消息服务</text:p>
      <text:p text:style-name="P5">3.4 加密模块</text:p>
      <text:p text:style-name="P5">3.5 计算脚本</text:p>
      <text:p text:style-name="P5">3.6 缓存</text:p>
      <text:p text:style-name="P5">3.7 大数据分析</text:p>
      <text:p text:style-name="P5"/>
      <text:p text:style-name="P5"/>
      <text:p text:style-name="P7"/>
      <text:p text:style-name="P7"/>
      <text:p text:style-name="P1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标题_20_51" style:display-name="标题 51" style:family="paragraph" style:parent-style-name="Standard" style:default-outline-level="5" style:list-style-name="">
      <style:paragraph-properties fo:margin-left="1.778cm" fo:margin-right="0cm" fo:margin-top="0.494cm" fo:margin-bottom="0.512cm" style:contextual-spacing="false" fo:line-height="155%" fo:keep-together="always" fo:text-indent="-1.778cm" style:auto-text-indent="false" fo:keep-with-next="always">
        <style:tab-stops>
          <style:tab-stop style:position="1.77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7:14:26.599613685</meta:creation-date>
    <dc:date>2015-08-26T18:58:36.181307500</dc:date>
    <meta:editing-duration>PT1H17M16S</meta:editing-duration>
    <meta:editing-cycles>10</meta:editing-cycles>
    <meta:generator>LibreOffice/4.2.8.2$Linux_x86 LibreOffice_project/420m0$Build-2</meta:generator>
    <meta:document-statistic meta:table-count="1" meta:image-count="0" meta:object-count="0" meta:page-count="3" meta:paragraph-count="66" meta:word-count="720" meta:character-count="1038" meta:non-whitespace-character-count="955"/>
  </office:meta>
</office:document-meta>
</file>